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41917" calcext:value-type="float">
            <text:p>0.000419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42804" calcext:value-type="float">
            <text:p>0.000428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43798" calcext:value-type="float">
            <text:p>0.000437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44906" calcext:value-type="float">
            <text:p>0.000449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46136" calcext:value-type="float">
            <text:p>0.000461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47496" calcext:value-type="float">
            <text:p>0.000474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48996" calcext:value-type="float">
            <text:p>0.000489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50646" calcext:value-type="float">
            <text:p>0.000506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52459" calcext:value-type="float">
            <text:p>0.000524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54446" calcext:value-type="float">
            <text:p>0.000544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56623" calcext:value-type="float">
            <text:p>0.000566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59007" calcext:value-type="float">
            <text:p>0.000590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61616" calcext:value-type="float">
            <text:p>0.000616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64471" calcext:value-type="float">
            <text:p>0.000644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67595" calcext:value-type="float">
            <text:p>0.000675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71014" calcext:value-type="float">
            <text:p>0.000710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74756" calcext:value-type="float">
            <text:p>0.000747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78854" calcext:value-type="float">
            <text:p>0.000788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83345" calcext:value-type="float">
            <text:p>0.000833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8827" calcext:value-type="float">
            <text:p>0.00088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93673" calcext:value-type="float">
            <text:p>0.000936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99607" calcext:value-type="float">
            <text:p>0.000996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0613" calcext:value-type="float">
            <text:p>0.00106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13306" calcext:value-type="float">
            <text:p>0.001133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21209" calcext:value-type="float">
            <text:p>0.001212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29922" calcext:value-type="float">
            <text:p>0.001299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39539" calcext:value-type="float">
            <text:p>0.001395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50166" calcext:value-type="float">
            <text:p>0.001501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61923" calcext:value-type="float">
            <text:p>0.001619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74945" calcext:value-type="float">
            <text:p>0.001749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189388" calcext:value-type="float">
            <text:p>0.001893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05426" calcext:value-type="float">
            <text:p>0.002054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223259" calcext:value-type="float">
            <text:p>0.002232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243115" calcext:value-type="float">
            <text:p>0.002431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265252" calcext:value-type="float">
            <text:p>0.002652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89967" calcext:value-type="float">
            <text:p>0.002899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317597" calcext:value-type="float">
            <text:p>0.003175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348529" calcext:value-type="float">
            <text:p>0.003485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383207" calcext:value-type="float">
            <text:p>0.003832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422138" calcext:value-type="float">
            <text:p>0.004221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465907" calcext:value-type="float">
            <text:p>0.004659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515183" calcext:value-type="float">
            <text:p>0.005151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570738" calcext:value-type="float">
            <text:p>0.005707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633461" calcext:value-type="float">
            <text:p>0.0063346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704376" calcext:value-type="float">
            <text:p>0.007043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784665" calcext:value-type="float">
            <text:p>0.007846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875693" calcext:value-type="float">
            <text:p>0.0087569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979038" calcext:value-type="float">
            <text:p>0.009790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096522" calcext:value-type="float">
            <text:p>0.010965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230259" calcext:value-type="float">
            <text:p>0.012302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38269" calcext:value-type="float">
            <text:p>0.01382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556645" calcext:value-type="float">
            <text:p>0.015566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7554" calcext:value-type="float">
            <text:p>0.0175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982748" calcext:value-type="float">
            <text:p>0.019827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243076" calcext:value-type="float">
            <text:p>0.022430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541459" calcext:value-type="float">
            <text:p>0.025414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2883755" calcext:value-type="float">
            <text:p>0.028837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27672" calcext:value-type="float">
            <text:p>0.03276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3728124" calcext:value-type="float">
            <text:p>0.037281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246876" calcext:value-type="float">
            <text:p>0.042468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843156" calcext:value-type="float">
            <text:p>0.048431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5528536" calcext:value-type="float">
            <text:p>0.055285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6316091" calcext:value-type="float">
            <text:p>0.063160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7220482" calcext:value-type="float">
            <text:p>0.072204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8257983" calcext:value-type="float">
            <text:p>0.082579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9446443" calcext:value-type="float">
            <text:p>0.094464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080513" calcext:value-type="float">
            <text:p>0.10805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2354431" calcext:value-type="float">
            <text:p>0.123544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4115347" calcext:value-type="float">
            <text:p>0.141153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6108753" calcext:value-type="float">
            <text:p>0.1610875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8354362" calcext:value-type="float">
            <text:p>0.183543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0869375" calcext:value-type="float">
            <text:p>0.208693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3666832" calcext:value-type="float">
            <text:p>0.236668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6753705" calcext:value-type="float">
            <text:p>0.267537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0128875" calcext:value-type="float">
            <text:p>0.301288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3781192" calcext:value-type="float">
            <text:p>0.337811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7687899" calcext:value-type="float">
            <text:p>0.376878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1813757" calcext:value-type="float">
            <text:p>0.418137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6111176" calcext:value-type="float">
            <text:p>0.461111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0521576" calcext:value-type="float">
            <text:p>0.505215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4978048" calcext:value-type="float">
            <text:p>0.549780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9409121" calcext:value-type="float">
            <text:p>0.594091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3743237" calcext:value-type="float">
            <text:p>0.637432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7913362" calcext:value-type="float">
            <text:p>0.679133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71861106" calcext:value-type="float">
            <text:p>0.718611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5539842" calcext:value-type="float">
            <text:p>0.755398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78916479" calcext:value-type="float">
            <text:p>0.7891647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81971847" calcext:value-type="float">
            <text:p>0.819718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84699838" calcext:value-type="float">
            <text:p>0.846998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87105636" calcext:value-type="float">
            <text:p>0.871056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920341" calcext:value-type="float">
            <text:p>0.89203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7:50:47.504000000</dc:date>
    <meta:editing-duration>PT3M16S</meta:editing-duration>
    <meta:editing-cycles>4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